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2.5764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num2024-routed2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44.35" calcext:value-type="float">
            <text:p>44.35</text:p>
          </table:table-cell>
          <table:table-cell office:value-type="float" office:value="-105.8875" calcext:value-type="float">
            <text:p>-105.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64.4" calcext:value-type="float">
            <text:p>64.4</text:p>
          </table:table-cell>
          <table:table-cell office:value-type="float" office:value="-105.8875" calcext:value-type="float">
            <text:p>-105.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84.45" calcext:value-type="float">
            <text:p>84.45</text:p>
          </table:table-cell>
          <table:table-cell office:value-type="float" office:value="-105.8875" calcext:value-type="float">
            <text:p>-105.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104.5" calcext:value-type="float">
            <text:p>104.5</text:p>
          </table:table-cell>
          <table:table-cell office:value-type="float" office:value="-105.8875" calcext:value-type="float">
            <text:p>-105.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44.35" calcext:value-type="float">
            <text:p>44.35</text:p>
          </table:table-cell>
          <table:table-cell office:value-type="float" office:value="-177.39" calcext:value-type="float">
            <text:p>-177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44.35" calcext:value-type="float">
            <text:p>44.35</text:p>
          </table:table-cell>
          <table:table-cell office:value-type="float" office:value="-137.29" calcext:value-type="float">
            <text:p>-13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64.4" calcext:value-type="float">
            <text:p>64.4</text:p>
          </table:table-cell>
          <table:table-cell office:value-type="float" office:value="-177.39" calcext:value-type="float">
            <text:p>-177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64.4" calcext:value-type="float">
            <text:p>64.4</text:p>
          </table:table-cell>
          <table:table-cell office:value-type="float" office:value="-137.29" calcext:value-type="float">
            <text:p>-13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84.45" calcext:value-type="float">
            <text:p>84.45</text:p>
          </table:table-cell>
          <table:table-cell office:value-type="float" office:value="-177.39" calcext:value-type="float">
            <text:p>-177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84.45" calcext:value-type="float">
            <text:p>84.45</text:p>
          </table:table-cell>
          <table:table-cell office:value-type="float" office:value="-137.29" calcext:value-type="float">
            <text:p>-137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45.675" calcext:value-type="float">
            <text:p>45.675</text:p>
          </table:table-cell>
          <table:table-cell office:value-type="float" office:value="-192.64" calcext:value-type="float">
            <text:p>-192.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35.65" calcext:value-type="float">
            <text:p>35.65</text:p>
          </table:table-cell>
          <table:table-cell office:value-type="float" office:value="-152.54" calcext:value-type="float">
            <text:p>-152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35.65" calcext:value-type="float">
            <text:p>35.65</text:p>
          </table:table-cell>
          <table:table-cell office:value-type="float" office:value="-112.44" calcext:value-type="float">
            <text:p>-112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55.7" calcext:value-type="float">
            <text:p>55.7</text:p>
          </table:table-cell>
          <table:table-cell office:value-type="float" office:value="-152.54" calcext:value-type="float">
            <text:p>-152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55.7" calcext:value-type="float">
            <text:p>55.7</text:p>
          </table:table-cell>
          <table:table-cell office:value-type="float" office:value="-112.44" calcext:value-type="float">
            <text:p>-112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75.75" calcext:value-type="float">
            <text:p>75.75</text:p>
          </table:table-cell>
          <table:table-cell office:value-type="float" office:value="-192.64" calcext:value-type="float">
            <text:p>-192.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75.75" calcext:value-type="float">
            <text:p>75.75</text:p>
          </table:table-cell>
          <table:table-cell office:value-type="float" office:value="-152.54" calcext:value-type="float">
            <text:p>-152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75.75" calcext:value-type="float">
            <text:p>75.75</text:p>
          </table:table-cell>
          <table:table-cell office:value-type="float" office:value="-112.44" calcext:value-type="float">
            <text:p>-112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92.79" calcext:value-type="float">
            <text:p>92.79</text:p>
          </table:table-cell>
          <table:table-cell office:value-type="float" office:value="-194.325" calcext:value-type="float">
            <text:p>-194.3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92.79" calcext:value-type="float">
            <text:p>92.79</text:p>
          </table:table-cell>
          <table:table-cell office:value-type="float" office:value="-154.225" calcext:value-type="float">
            <text:p>-154.2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number-columns-repeated="2" office:value-type="string" calcext:value-type="string">
            <text:p>C_1206_3216Metric</text:p>
          </table:table-cell>
          <table:table-cell office:value-type="float" office:value="95.8" calcext:value-type="float">
            <text:p>95.8</text:p>
          </table:table-cell>
          <table:table-cell office:value-type="float" office:value="-112.44" calcext:value-type="float">
            <text:p>-112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41.6" calcext:value-type="float">
            <text:p>41.6</text:p>
          </table:table-cell>
          <table:table-cell office:value-type="float" office:value="-206.125" calcext:value-type="float">
            <text:p>-206.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31.575" calcext:value-type="float">
            <text:p>31.575</text:p>
          </table:table-cell>
          <table:table-cell office:value-type="float" office:value="-186.075" calcext:value-type="float">
            <text:p>-186.0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31.575" calcext:value-type="float">
            <text:p>31.575</text:p>
          </table:table-cell>
          <table:table-cell office:value-type="float" office:value="-166.025" calcext:value-type="float">
            <text:p>-166.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31.575" calcext:value-type="float">
            <text:p>31.575</text:p>
          </table:table-cell>
          <table:table-cell office:value-type="float" office:value="-145.975" calcext:value-type="float">
            <text:p>-145.9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31.575" calcext:value-type="float">
            <text:p>31.575</text:p>
          </table:table-cell>
          <table:table-cell office:value-type="float" office:value="-125.925" calcext:value-type="float">
            <text:p>-125.9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51.625" calcext:value-type="float">
            <text:p>51.625</text:p>
          </table:table-cell>
          <table:table-cell office:value-type="float" office:value="-186.075" calcext:value-type="float">
            <text:p>-186.0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51.625" calcext:value-type="float">
            <text:p>51.625</text:p>
          </table:table-cell>
          <table:table-cell office:value-type="float" office:value="-166.025" calcext:value-type="float">
            <text:p>-166.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51.625" calcext:value-type="float">
            <text:p>51.625</text:p>
          </table:table-cell>
          <table:table-cell office:value-type="float" office:value="-145.975" calcext:value-type="float">
            <text:p>-145.9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51.625" calcext:value-type="float">
            <text:p>51.625</text:p>
          </table:table-cell>
          <table:table-cell office:value-type="float" office:value="-125.925" calcext:value-type="float">
            <text:p>-125.9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71.675" calcext:value-type="float">
            <text:p>71.675</text:p>
          </table:table-cell>
          <table:table-cell office:value-type="float" office:value="-206.125" calcext:value-type="float">
            <text:p>-206.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71.675" calcext:value-type="float">
            <text:p>71.675</text:p>
          </table:table-cell>
          <table:table-cell office:value-type="float" office:value="-186.075" calcext:value-type="float">
            <text:p>-186.0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71.675" calcext:value-type="float">
            <text:p>71.675</text:p>
          </table:table-cell>
          <table:table-cell office:value-type="float" office:value="-166.025" calcext:value-type="float">
            <text:p>-166.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71.675" calcext:value-type="float">
            <text:p>71.675</text:p>
          </table:table-cell>
          <table:table-cell office:value-type="float" office:value="-145.975" calcext:value-type="float">
            <text:p>-145.9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71.675" calcext:value-type="float">
            <text:p>71.675</text:p>
          </table:table-cell>
          <table:table-cell office:value-type="float" office:value="-125.925" calcext:value-type="float">
            <text:p>-125.9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106.275" calcext:value-type="float">
            <text:p>106.275</text:p>
          </table:table-cell>
          <table:table-cell office:value-type="float" office:value="-198.4" calcext:value-type="float">
            <text:p>-198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106.275" calcext:value-type="float">
            <text:p>106.275</text:p>
          </table:table-cell>
          <table:table-cell office:value-type="float" office:value="-158.3" calcext:value-type="float">
            <text:p>-158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91.725" calcext:value-type="float">
            <text:p>91.725</text:p>
          </table:table-cell>
          <table:table-cell office:value-type="float" office:value="-125.925" calcext:value-type="float">
            <text:p>-125.9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number-columns-repeated="2" office:value-type="string" calcext:value-type="string">
            <text:p>D_1206_3216Metric</text:p>
          </table:table-cell>
          <table:table-cell office:value-type="float" office:value="94.425" calcext:value-type="float">
            <text:p>94.425</text:p>
          </table:table-cell>
          <table:table-cell office:value-type="float" office:value="-99.0625" calcext:value-type="float">
            <text:p>-99.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03.4875" calcext:value-type="float">
            <text:p>-103.4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74.99" calcext:value-type="float">
            <text:p>-174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34.89" calcext:value-type="float">
            <text:p>-134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50.025" calcext:value-type="float">
            <text:p>50.025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1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2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95.19" calcext:value-type="float">
            <text:p>95.19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LED2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14.84" calcext:value-type="float">
            <text:p>-114.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6.3V 1000uF</text:p>
          </table:table-cell>
          <table:table-cell office:value-type="string" calcext:value-type="string">
            <text:p>C_Radial_D6.3mm_H11.0mm_P2.50mm</text:p>
          </table:table-cell>
          <table:table-cell office:value-type="float" office:value="37" calcext:value-type="float">
            <text:p>37</text:p>
          </table:table-cell>
          <table:table-cell office:value-type="float" office:value="-89.855" calcext:value-type="float">
            <text:p>-89.85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OLE1</text:p>
          </table:table-cell>
          <table:table-cell/>
          <table:table-cell office:value-type="string" calcext:value-type="string">
            <text:p>MountingHole_2.2mm_M2_Pad_Via</text:p>
          </table:table-cell>
          <table:table-cell office:value-type="float" office:value="30.975" calcext:value-type="float">
            <text:p>30.975</text:p>
          </table:table-cell>
          <table:table-cell office:value-type="float" office:value="-78.4625" calcext:value-type="float">
            <text:p>-78.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OLE2</text:p>
          </table:table-cell>
          <table:table-cell/>
          <table:table-cell office:value-type="string" calcext:value-type="string">
            <text:p>MountingHole_2.2mm_M2_Pad_Via</text:p>
          </table:table-cell>
          <table:table-cell office:value-type="float" office:value="109.175" calcext:value-type="float">
            <text:p>109.175</text:p>
          </table:table-cell>
          <table:table-cell office:value-type="float" office:value="-78.4625" calcext:value-type="float">
            <text:p>-78.4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OLE3</text:p>
          </table:table-cell>
          <table:table-cell/>
          <table:table-cell office:value-type="string" calcext:value-type="string">
            <text:p>MountingHole_2.2mm_M2_Pad_Via</text:p>
          </table:table-cell>
          <table:table-cell office:value-type="float" office:value="109.175" calcext:value-type="float">
            <text:p>109.175</text:p>
          </table:table-cell>
          <table:table-cell office:value-type="float" office:value="-209.025" calcext:value-type="float">
            <text:p>-20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HOLE4</text:p>
          </table:table-cell>
          <table:table-cell/>
          <table:table-cell office:value-type="string" calcext:value-type="string">
            <text:p>MountingHole_2.2mm_M2_Pad_Via</text:p>
          </table:table-cell>
          <table:table-cell office:value-type="float" office:value="30.975" calcext:value-type="float">
            <text:p>30.975</text:p>
          </table:table-cell>
          <table:table-cell office:value-type="float" office:value="-209.025" calcext:value-type="float">
            <text:p>-20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Arduino Pro Micro</text:p>
          </table:table-cell>
          <table:table-cell office:value-type="string" calcext:value-type="string">
            <text:p>Arduino_Pro_Micro</text:p>
          </table:table-cell>
          <table:table-cell office:value-type="float" office:value="45.5" calcext:value-type="float">
            <text:p>45.5</text:p>
          </table:table-cell>
          <table:table-cell office:value-type="float" office:value="-91.105" calcext:value-type="float">
            <text:p>-91.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OLED1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OLED_headers</text:p>
          </table:table-cell>
          <table:table-cell office:value-type="float" office:value="64.05" calcext:value-type="float">
            <text:p>64.05</text:p>
          </table:table-cell>
          <table:table-cell office:value-type="float" office:value="-97.4875" calcext:value-type="float">
            <text:p>-97.48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OT1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c11</text:p>
          </table:table-cell>
          <table:table-cell office:value-type="float" office:value="100.15" calcext:value-type="float">
            <text:p>100.15</text:p>
          </table:table-cell>
          <table:table-cell office:value-type="float" office:value="-91.9625" calcext:value-type="float">
            <text:p>-91.96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50.025" calcext:value-type="float">
            <text:p>50.025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40" calcext:value-type="float">
            <text:p>40</text:p>
          </table:table-cell>
          <table:table-cell office:value-type="float" office:value="-179.95" calcext:value-type="float">
            <text:p>-179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40" calcext:value-type="float">
            <text:p>40</text:p>
          </table:table-cell>
          <table:table-cell office:value-type="float" office:value="-159.9" calcext:value-type="float">
            <text:p>-159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40" calcext:value-type="float">
            <text:p>40</text:p>
          </table:table-cell>
          <table:table-cell office:value-type="float" office:value="-139.85" calcext:value-type="float">
            <text:p>-139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40" calcext:value-type="float">
            <text:p>40</text:p>
          </table:table-cell>
          <table:table-cell office:value-type="float" office:value="-119.8" calcext:value-type="float">
            <text:p>-11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60.05" calcext:value-type="float">
            <text:p>60.05</text:p>
          </table:table-cell>
          <table:table-cell office:value-type="float" office:value="-179.95" calcext:value-type="float">
            <text:p>-179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60.05" calcext:value-type="float">
            <text:p>60.05</text:p>
          </table:table-cell>
          <table:table-cell office:value-type="float" office:value="-159.9" calcext:value-type="float">
            <text:p>-159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60.05" calcext:value-type="float">
            <text:p>60.05</text:p>
          </table:table-cell>
          <table:table-cell office:value-type="float" office:value="-139.85" calcext:value-type="float">
            <text:p>-139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60.05" calcext:value-type="float">
            <text:p>60.05</text:p>
          </table:table-cell>
          <table:table-cell office:value-type="float" office:value="-119.8" calcext:value-type="float">
            <text:p>-11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80.1" calcext:value-type="float">
            <text:p>80.1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80.1" calcext:value-type="float">
            <text:p>80.1</text:p>
          </table:table-cell>
          <table:table-cell office:value-type="float" office:value="-179.95" calcext:value-type="float">
            <text:p>-179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80.1" calcext:value-type="float">
            <text:p>80.1</text:p>
          </table:table-cell>
          <table:table-cell office:value-type="float" office:value="-159.9" calcext:value-type="float">
            <text:p>-159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80.1" calcext:value-type="float">
            <text:p>80.1</text:p>
          </table:table-cell>
          <table:table-cell office:value-type="float" office:value="-139.85" calcext:value-type="float">
            <text:p>-139.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80.1" calcext:value-type="float">
            <text:p>80.1</text:p>
          </table:table-cell>
          <table:table-cell office:value-type="float" office:value="-119.8" calcext:value-type="float">
            <text:p>-11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Kailh MX Switch Sockets</text:p>
          </table:table-cell>
          <table:table-cell office:value-type="string" calcext:value-type="string">
            <text:p>MX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19.8" calcext:value-type="float">
            <text:p>-11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98" meta:object-count="0"/>
    <meta:generator>LibreOffice/7.3.7.2$Linux_X86_64 LibreOffice_project/30$Build-2</meta:generator>
  </office:meta>
</office:document-meta>
</file>